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tchStemmer.unDouble( StringBuff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tchStemmer.step3b( StringBuffer sb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utchStemmer.getRIndex( StringBuffer sb , int st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utchStemmer.isVowel( char 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utchStemmer.setStemDictionary( Map d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tchStemmer.step3a( StringBuffer s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utchStemmer.step1( StringBuffer sb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utchStemmer.isValidEnEnding( StringBuffer sb ,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utchStemmer.isValidSEnding( StringBuffer sb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tchStemmer.substitute( StringBuffer buff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utchStemmer.step4( StringBuffer sb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utchStemmer.step2( StringBuffer s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utchStemmer.enEnding( StringBuffer s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utchStemmer.unDouble( StringBuffer sb , int end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tchStemmer.isStemmable( String 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tchStemmer.reStoreYandI( StringBuff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tchStemmer.storeYandI( StringBuffer sb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utchStemmer.stem( String ter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